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solid" svg:stroke-width="0.035cm" svg:stroke-color="#00b4ab" draw:stroke-linejoin="round" draw:fill="solid" draw:fill-color="#cdfffd" draw:textarea-vertical-align="top" draw:auto-grow-height="false" draw:fit-to-size="false" fo:min-height="0.589cm" fo:min-width="16.113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4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5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1.913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8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599cm" fo:min-width="0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59cm" fo:min-width="2.313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6cm" fo:min-width="0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59cm" fo:min-width="2.313cm" fo:padding-top="0.127cm" fo:padding-bottom="0.127cm" fo:padding-left="0.254cm" fo:padding-right="0.254cm" fo:wrap-option="no-wrap"/>
    </style:style>
    <style:style style:name="gr27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0.64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35cm" svg:stroke-color="#00b4ab" draw:marker-start="" draw:marker-start-width="0.2cm" draw:marker-start-center="false" draw:marker-end="" draw:marker-end-width="0.2cm" draw:marker-end-center="false" draw:stroke-linejoin="round" draw:fill="solid" draw:fill-color="#cdfffd" draw:textarea-horizontal-align="justify" draw:textarea-vertical-align="top" draw:auto-grow-height="false" draw:fit-to-size="false" fo:min-height="0.589cm" fo:min-width="16.1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35cm" svg:stroke-color="#6bb400" draw:marker-start="" draw:marker-start-width="0.2cm" draw:marker-start-center="false" draw:marker-end="" draw:marker-end-width="0.2cm" draw:marker-end-center="false" draw:stroke-linejoin="round" draw:fill="solid" draw:fill-color="#ebffcd" draw:textarea-horizontal-align="justify" draw:textarea-vertical-align="top" draw:auto-grow-height="false" draw:fit-to-size="false" fo:min-height="0.59cm" fo:min-width="0.68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6bb400" draw:marker-start="" draw:marker-start-width="0.2cm" draw:marker-start-center="false" draw:marker-end="" draw:marker-end-width="0.2cm" draw:marker-end-center="false" draw:stroke-linejoin="round" draw:fill="solid" draw:fill-color="#ebffcd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5cm" svg:stroke-color="#6bb400" draw:marker-start="" draw:marker-start-width="0.2cm" draw:marker-start-center="false" draw:marker-end="" draw:marker-end-width="0.2cm" draw:marker-end-center="false" draw:stroke-linejoin="round" draw:fill="solid" draw:fill-color="#ebffcd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9cm" fo:min-width="1.51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89cm" fo:min-width="2.3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9cm" fo:min-width="0.68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9cm" fo:min-width="0.68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89cm" fo:min-width="2.3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89cm" fo:min-width="0.632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89cm" fo:min-width="1.9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89cm" fo:min-width="0.632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89cm" fo:min-width="0.64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59cm" fo:min-width="1.51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35cm" svg:stroke-color="#00b400" draw:marker-start="" draw:marker-start-width="0.2cm" draw:marker-start-center="false" draw:marker-end="" draw:marker-end-width="0.2cm" draw:marker-end-center="false" draw:stroke-linejoin="round" draw:fill="solid" draw:fill-color="#cdffcd" draw:textarea-horizontal-align="justify" draw:textarea-vertical-align="top" draw:auto-grow-height="false" draw:fit-to-size="false" fo:min-height="0.61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61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581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9cm" fo:min-width="1.51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35cm" svg:stroke-color="#b4ab00" draw:marker-start="" draw:marker-start-width="0.2cm" draw:marker-start-center="false" draw:marker-end="" draw:marker-end-width="0.2cm" draw:marker-end-center="false" draw:stroke-linejoin="round" draw:fill="solid" draw:fill-color="#fffdcd" draw:textarea-horizontal-align="justify" draw:textarea-vertical-align="top" draw:auto-grow-height="false" draw:fit-to-size="false" fo:min-height="0.599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2.3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0.64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9cm" fo:min-width="0.68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9cm" fo:min-width="0.68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2.3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0.632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2.3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9cm" fo:min-width="1.91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35cm" svg:stroke-color="#5a5a5a" draw:marker-start="" draw:marker-start-width="0.2cm" draw:marker-start-center="false" draw:marker-end="" draw:marker-end-width="0.2cm" draw:marker-end-center="false" draw:stroke-linejoin="round" draw:fill="solid" draw:fill-color="#e6e6e6" draw:textarea-horizontal-align="justify" draw:textarea-vertical-align="top" draw:auto-grow-height="false" draw:fit-to-size="false" fo:min-height="0.589cm" fo:min-width="0.632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61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35cm" svg:stroke-color="#b4ab00" draw:marker-start="" draw:marker-start-width="0.2cm" draw:marker-start-center="false" draw:marker-end="" draw:marker-end-width="0.2cm" draw:marker-end-center="false" draw:stroke-linejoin="round" draw:fill="solid" draw:fill-color="#fffdcd" draw:textarea-horizontal-align="justify" draw:textarea-vertical-align="top" draw:auto-grow-height="false" draw:fit-to-size="false" fo:min-height="0.6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35cm" svg:stroke-color="#b4ab00" draw:marker-start="" draw:marker-start-width="0.2cm" draw:marker-start-center="false" draw:marker-end="" draw:marker-end-width="0.2cm" draw:marker-end-center="false" draw:stroke-linejoin="round" draw:fill="solid" draw:fill-color="#fffdcd" draw:textarea-horizontal-align="justify" draw:textarea-vertical-align="top" draw:auto-grow-height="false" draw:fit-to-size="false" fo:min-height="0.6cm" fo:min-width="0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35cm" svg:stroke-color="#6bb400" draw:marker-start="" draw:marker-start-width="0.2cm" draw:marker-start-center="false" draw:marker-end="" draw:marker-end-width="0.2cm" draw:marker-end-center="false" draw:stroke-linejoin="round" draw:fill="solid" draw:fill-color="#ebffcd" draw:textarea-horizontal-align="justify" draw:textarea-vertical-align="top" draw:auto-grow-height="false" draw:fit-to-size="false" fo:min-height="0.59cm" fo:min-width="1.91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35cm" svg:stroke-color="#6bb400" draw:marker-start="" draw:marker-start-width="0.2cm" draw:marker-start-center="false" draw:marker-end="" draw:marker-end-width="0.2cm" draw:marker-end-center="false" draw:stroke-linejoin="round" draw:fill="solid" draw:fill-color="#ebffcd" draw:textarea-horizontal-align="justify" draw:textarea-vertical-align="top" draw:auto-grow-height="false" draw:fit-to-size="false" fo:min-height="0.59cm" fo:min-width="0.686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35cm" svg:stroke-color="#6bb400" draw:marker-start="" draw:marker-start-width="0.2cm" draw:marker-start-center="false" draw:marker-end="" draw:marker-end-width="0.2cm" draw:marker-end-center="false" draw:stroke-linejoin="round" draw:fill="solid" draw:fill-color="#ebffcd" draw:textarea-horizontal-align="justify" draw:textarea-vertical-align="top" draw:auto-grow-height="false" draw:fit-to-size="false" fo:min-height="0.589cm" fo:min-width="2.313cm" fo:padding-top="0.127cm" fo:padding-bottom="0.127cm" fo:padding-left="0.254cm" fo:padding-right="0.254cm" fo:wrap-option="no-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61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2" style:family="paragraph">
      <loext:graphic-properties draw:fill="solid" draw:fill-color="#cdfff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3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beration Sans" fo:font-size="20pt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="solid" draw:fill-color="#eb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5" style:family="paragraph">
      <loext:graphic-properties draw:fill="solid" draw:fill-color="#cd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/>
    </style:style>
    <style:style style:name="P9" style:family="paragraph">
      <loext:graphic-properties draw:fill="solid" draw:fill-color="#fffd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10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cdfff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bffc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ffc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dc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" style:family="text">
      <style:text-properties fo:font-variant="normal" fo:text-transform="none" fo:color="#00206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à coins arrondis 56" draw:style-name="gr1" draw:text-style-name="P1" draw:layer="layout" svg:width="1.19cm" svg:height="0.879cm" svg:x="10.254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" draw:text-style-name="P2" draw:layer="layout" svg:width="16.657cm" svg:height="0.879cm" svg:x="4.543cm" svg:y="6.9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" draw:text-style-name="P1" draw:layer="layout" svg:width="0.4cm" svg:height="0.88cm" svg:x="4.533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" draw:text-style-name="P3" draw:layer="layout" svg:width="0.4cm" svg:height="0.88cm" svg:x="4.543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" draw:text-style-name="P3" draw:layer="layout" svg:width="0.4cm" svg:height="0.88cm" svg:x="4.945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" draw:text-style-name="P4" draw:layer="layout" svg:width="1.23cm" svg:height="0.88cm" svg:x="11.438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4" draw:layer="layout" svg:width="0.4cm" svg:height="0.88cm" svg:x="12.671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4" draw:layer="layout" svg:width="0.4cm" svg:height="0.88cm" svg:x="20.8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8" draw:text-style-name="P1" draw:layer="layout" svg:width="2.06cm" svg:height="0.88cm" svg:x="5.346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4.543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5" draw:layer="layout" svg:width="2.857cm" svg:height="0.879cm" svg:x="7.4cm" svg:y="5.7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5" draw:layer="layout" svg:width="1.23cm" svg:height="0.88cm" svg:x="11.443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12.671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5" draw:layer="layout" svg:width="1.23cm" svg:height="0.88cm" svg:x="13.079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5" draw:layer="layout" svg:width="2.857cm" svg:height="0.879cm" svg:x="14.311cm" svg:y="5.7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5" draw:layer="layout" svg:width="1.176cm" svg:height="0.879cm" svg:x="17.167cm" svg:y="5.7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20.8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3" draw:text-style-name="P5" draw:layer="layout" svg:width="2.457cm" svg:height="0.879cm" svg:x="18.343cm" svg:y="5.7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5" draw:layer="layout" svg:width="1.176cm" svg:height="0.879cm" svg:x="17.168cm" svg:y="5.7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4" draw:text-style-name="P5" draw:layer="layout" svg:width="1.19cm" svg:height="0.879cm" svg:x="10.257cm" svg:y="5.7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5" draw:text-style-name="P5" draw:layer="layout" svg:width="2.06cm" svg:height="0.88cm" svg:x="5.34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4.946cm" svg:y="5.7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5.4cm" svg:y="6.989cm">
          <draw:text-box>
            <text:p text:style-name="P6"><text:span text:style-name="T1">Complete file</text:span></text:p>
          </draw:text-box>
        </draw:frame>
        <draw:frame draw:style-name="gr17" draw:text-style-name="P8" draw:layer="layout" svg:width="11.768cm" svg:height="0.831cm" svg:x="5.4cm" svg:y="5.789cm">
          <draw:text-box>
            <text:p text:style-name="P6"><text:span text:style-name="T1">Full hash with blocks up to 30 MB</text:span></text:p>
          </draw:text-box>
        </draw:frame>
        <draw:custom-shape draw:name="Rectangle à coins arrondis 56" draw:style-name="gr8" draw:text-style-name="P1" draw:layer="layout" svg:width="2.06cm" svg:height="0.88cm" svg:x="5.329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8" draw:text-style-name="P9" draw:layer="layout" svg:width="0.39cm" svg:height="0.869cm" svg:x="4.933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1" draw:layer="layout" svg:width="2.857cm" svg:height="0.879cm" svg:x="7.405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" draw:text-style-name="P1" draw:layer="layout" svg:width="1.19cm" svg:height="0.879cm" svg:x="10.262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0" draw:text-style-name="P1" draw:layer="layout" svg:width="1.23cm" svg:height="0.88cm" svg:x="11.452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0" draw:text-style-name="P1" draw:layer="layout" svg:width="1.23cm" svg:height="0.88cm" svg:x="13.065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1" draw:text-style-name="P1" draw:layer="layout" svg:width="2.857cm" svg:height="0.879cm" svg:x="14.305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2" draw:text-style-name="P1" draw:layer="layout" svg:width="1.176cm" svg:height="0.879cm" svg:x="17.162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1" draw:layer="layout" svg:width="2.857cm" svg:height="0.879cm" svg:x="14.295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3" draw:text-style-name="P1" draw:layer="layout" svg:width="2.46cm" svg:height="0.88cm" svg:x="18.35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2" draw:text-style-name="P1" draw:layer="layout" svg:width="1.176cm" svg:height="0.879cm" svg:x="17.174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5.4cm" svg:y="3.43cm">
          <draw:text-box>
            <text:p text:style-name="P6"><text:span text:style-name="T1">3 blocks of 4 KB</text:span></text:p>
          </draw:text-box>
        </draw:frame>
        <draw:custom-shape draw:name="Rectangle à coins arrondis 56" draw:style-name="gr24" draw:text-style-name="P9" draw:layer="layout" svg:width="0.388cm" svg:height="0.87cm" svg:x="12.677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4" draw:text-style-name="P9" draw:layer="layout" svg:width="0.39cm" svg:height="0.87cm" svg:x="20.81cm" svg:y="3.4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5" draw:text-style-name="P4" draw:layer="layout" svg:width="2.46cm" svg:height="0.88cm" svg:x="18.343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" draw:text-style-name="P4" draw:layer="layout" svg:width="1.23cm" svg:height="0.88cm" svg:x="13.075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6" draw:text-style-name="P4" draw:layer="layout" svg:width="2.857cm" svg:height="0.879cm" svg:x="7.405cm" svg:y="4.6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5.4cm" svg:y="4.611cm">
          <draw:text-box>
            <text:p text:style-name="P6"><text:span text:style-name="T1">3 blocks of 1 MB</text:span></text:p>
          </draw:text-box>
        </draw:frame>
        <draw:custom-shape draw:name="Rectangle à coins arrondis 56" draw:style-name="gr27" draw:text-style-name="P10" draw:layer="layout" svg:width="1.19cm" svg:height="0.879cm" svg:x="10.254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8" draw:text-style-name="P11" draw:layer="layout" svg:width="16.657cm" svg:height="0.879cm" svg:x="4.543cm" svg:y="13.5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9" draw:text-style-name="P10" draw:layer="layout" svg:width="0.4cm" svg:height="0.88cm" svg:x="4.533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0" draw:text-style-name="P10" draw:layer="layout" svg:width="0.4cm" svg:height="0.88cm" svg:x="4.543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1" draw:text-style-name="P10" draw:layer="layout" svg:width="0.4cm" svg:height="0.88cm" svg:x="4.945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2" draw:text-style-name="P12" draw:layer="layout" svg:width="1.23cm" svg:height="0.88cm" svg:x="11.438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3" draw:text-style-name="P12" draw:layer="layout" svg:width="0.4cm" svg:height="0.88cm" svg:x="12.671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4" draw:text-style-name="P12" draw:layer="layout" svg:width="0.4cm" svg:height="0.88cm" svg:x="20.8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5" draw:text-style-name="P10" draw:layer="layout" svg:width="2.06cm" svg:height="0.88cm" svg:x="5.346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6" draw:text-style-name="P13" draw:layer="layout" svg:width="0.4cm" svg:height="0.88cm" svg:x="4.543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7" draw:text-style-name="P13" draw:layer="layout" svg:width="2.857cm" svg:height="0.879cm" svg:x="7.4cm" svg:y="12.3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8" draw:text-style-name="P13" draw:layer="layout" svg:width="1.23cm" svg:height="0.88cm" svg:x="11.443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9" draw:text-style-name="P13" draw:layer="layout" svg:width="0.4cm" svg:height="0.88cm" svg:x="12.671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0" draw:text-style-name="P13" draw:layer="layout" svg:width="1.23cm" svg:height="0.88cm" svg:x="13.079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1" draw:text-style-name="P13" draw:layer="layout" svg:width="2.857cm" svg:height="0.879cm" svg:x="14.311cm" svg:y="12.3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2" draw:text-style-name="P13" draw:layer="layout" svg:width="1.176cm" svg:height="0.879cm" svg:x="17.167cm" svg:y="12.3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3" draw:text-style-name="P13" draw:layer="layout" svg:width="0.4cm" svg:height="0.88cm" svg:x="20.8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4" draw:text-style-name="P13" draw:layer="layout" svg:width="2.457cm" svg:height="0.879cm" svg:x="18.343cm" svg:y="12.3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5" draw:text-style-name="P13" draw:layer="layout" svg:width="1.176cm" svg:height="0.879cm" svg:x="17.168cm" svg:y="12.3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6" draw:text-style-name="P13" draw:layer="layout" svg:width="1.19cm" svg:height="0.879cm" svg:x="10.257cm" svg:y="12.38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7" draw:text-style-name="P13" draw:layer="layout" svg:width="2.06cm" svg:height="0.88cm" svg:x="5.34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8" draw:text-style-name="P13" draw:layer="layout" svg:width="0.4cm" svg:height="0.88cm" svg:x="4.946cm" svg:y="12.38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9" draw:text-style-name="P15" draw:layer="layout" svg:width="4.933cm" svg:height="1.011cm" svg:x="5.4cm" svg:y="13.589cm">
          <draw:text-box>
            <text:p text:style-name="P14"><text:span text:style-name="T2">Fichier complet</text:span></text:p>
          </draw:text-box>
        </draw:frame>
        <draw:frame draw:style-name="gr50" draw:text-style-name="P17" draw:layer="layout" svg:width="11.768cm" svg:height="0.831cm" svg:x="5.4cm" svg:y="12.389cm">
          <draw:text-box>
            <text:p text:style-name="P16"><text:span text:style-name="T2">Hash complet par blocks de 30 MB maximum</text:span></text:p>
          </draw:text-box>
        </draw:frame>
        <draw:custom-shape draw:name="Rectangle à coins arrondis 56" draw:style-name="gr51" draw:text-style-name="P10" draw:layer="layout" svg:width="2.06cm" svg:height="0.88cm" svg:x="5.329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2" draw:text-style-name="P18" draw:layer="layout" svg:width="0.39cm" svg:height="0.869cm" svg:x="4.933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3" draw:text-style-name="P10" draw:layer="layout" svg:width="2.857cm" svg:height="0.879cm" svg:x="7.405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4" draw:text-style-name="P10" draw:layer="layout" svg:width="1.19cm" svg:height="0.879cm" svg:x="10.262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5" draw:text-style-name="P10" draw:layer="layout" svg:width="1.23cm" svg:height="0.88cm" svg:x="11.452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6" draw:text-style-name="P10" draw:layer="layout" svg:width="1.23cm" svg:height="0.88cm" svg:x="13.065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7" draw:text-style-name="P10" draw:layer="layout" svg:width="2.857cm" svg:height="0.879cm" svg:x="14.305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8" draw:text-style-name="P10" draw:layer="layout" svg:width="1.176cm" svg:height="0.879cm" svg:x="17.162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9" draw:text-style-name="P10" draw:layer="layout" svg:width="2.857cm" svg:height="0.879cm" svg:x="14.295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0" draw:text-style-name="P10" draw:layer="layout" svg:width="2.46cm" svg:height="0.88cm" svg:x="18.35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1" draw:text-style-name="P10" draw:layer="layout" svg:width="1.176cm" svg:height="0.879cm" svg:x="17.174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2" draw:text-style-name="P15" draw:layer="layout" svg:width="4.933cm" svg:height="1.011cm" svg:x="5.4cm" svg:y="10.03cm">
          <draw:text-box>
            <text:p text:style-name="P14"><text:span text:style-name="T2">3 blocks de 4 KB</text:span></text:p>
          </draw:text-box>
        </draw:frame>
        <draw:custom-shape draw:name="Rectangle à coins arrondis 56" draw:style-name="gr63" draw:text-style-name="P18" draw:layer="layout" svg:width="0.388cm" svg:height="0.87cm" svg:x="12.677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4" draw:text-style-name="P18" draw:layer="layout" svg:width="0.39cm" svg:height="0.87cm" svg:x="20.81cm" svg:y="10.03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5" draw:text-style-name="P12" draw:layer="layout" svg:width="2.46cm" svg:height="0.88cm" svg:x="18.343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6" draw:text-style-name="P12" draw:layer="layout" svg:width="1.23cm" svg:height="0.88cm" svg:x="13.075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7" draw:text-style-name="P12" draw:layer="layout" svg:width="2.857cm" svg:height="0.879cm" svg:x="7.405cm" svg:y="11.211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8" draw:text-style-name="P15" draw:layer="layout" svg:width="4.933cm" svg:height="1.011cm" svg:x="5.4cm" svg:y="11.211cm">
          <draw:text-box>
            <text:p text:style-name="P14"><text:span text:style-name="T2">3 blocks de 1 MB</text:span></text:p>
          </draw:text-box>
        </draw:frame>
        <presentation:notes draw:style-name="dp2">
          <draw:page-thumbnail draw:style-name="gr69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re</dc:title>
    <meta:editing-cycles>9</meta:editing-cycles>
    <meta:creation-date>2016-10-08T14:43:43.024333137</meta:creation-date>
    <meta:editing-duration>PT15M4S</meta:editing-duration>
    <meta:generator>LibreOffice/5.1.4.2$Linux_X86_64 LibreOffice_project/10m0$Build-2</meta:generator>
    <dc:date>2016-10-17T22:09:07.600485713</dc:date>
    <meta:document-statistic meta:object-count="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template" xlink:href=""/>
  </office:meta>
</office:document-meta>
</file>